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rsid="00110c31" officeooo:paragraph-rsid="00110c31"/>
    </style:style>
    <style:style style:name="T1" style:family="text">
      <style:text-properties fo:font-variant="normal" fo:text-transform="none" fo:color="#1d2129" style:font-name="Helvetica" fo:font-size="10.5pt" fo:letter-spacing="normal" fo:font-style="normal" fo:font-weight="normal"/>
    </style:style>
    <style:style style:name="T2" style:family="text">
      <style:text-properties fo:font-variant="normal" fo:text-transform="none" fo:color="#365899" style:text-line-through-style="none" style:text-line-through-type="none" style:font-name="inherit" fo:font-size="10.5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4267b2" style:text-line-through-style="none" style:text-line-through-type="none" style:font-name="inherit" fo:font-size="10.5pt" fo:letter-spacing="normal" fo:font-style="normal" style:text-underline-style="none" fo:font-weight="normal" style:text-blink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n’t Be Afraid When You See This; My follow developers</text:span></text:p>
      <text:p text:style-name="P1"><text:span text:style-name="T1"/></text:p>
      <text:p text:style-name="P1"><text:span text:style-name="T1">Fatal error: Uncaught Error: Call to undefined function mysql_escape_string() in /var/www/theme.com/public_html/wp-content/themes/dt-the7/functions.php:60 Stack trace: #0 /var/www/tux-tutorials.com/public_html/wp-settings.php(387): include() #1 /var/www/tutorial.com/public_html/wp-config.php(89): require_once('/var/www/theme...') #2 /var/www/tux-tutorials.com/public_html/wp-load.php(39): require_once('/var/www/theme...') #3 /var/www/theme.com/public_html/wp-blog-header.php(13): require_once('/var/www/tux-tu...') #4 /var/www/tux-tutorials.com/public_html/index.php(17): require('/var/www/tux-tu...') #5 {main} thrown in /var/www/theme.com/public_html/wp-content/themes/dt-the7/functions.php on line 60.<text:line-break/>If you have similar issue don't worry. I have a solution for your problem. just check back...<text:line-break/>I had the same problem in a site I was working on, whereby after installing a new plugins and everything went blank white screen.<text:line-break/>OOH! All my sites, 6 of them were gone.<text:line-break/>I tried all recommendations on Wordpress forum and other suggestions but none worked.<text:line-break/>So what I did was to replace the main site theme “</text:span><text:a xlink:type="simple" xlink:href="https://www.facebook.com/hashtag/functions?source=feed_text&amp;story_id=10214269102179035" text:style-name="Internet_20_link" text:visited-style-name="Visited_20_Internet_20_Link"><text:span text:style-name="T3">#</text:span></text:a><text:a xlink:type="simple" xlink:href="https://www.facebook.com/hashtag/functions?source=feed_text&amp;story_id=10214269102179035" text:style-name="Internet_20_link" text:visited-style-name="Visited_20_Internet_20_Link"><text:span text:style-name="T2">FUNCTIONS</text:span></text:a><text:span text:style-name="T1">.PHP” with the </text:span><text:a xlink:type="simple" xlink:href="https://www.facebook.com/hashtag/original?source=feed_text&amp;story_id=10214269102179035" text:style-name="Internet_20_link" text:visited-style-name="Visited_20_Internet_20_Link"><text:span text:style-name="T3">#</text:span></text:a><text:a xlink:type="simple" xlink:href="https://www.facebook.com/hashtag/original?source=feed_text&amp;story_id=10214269102179035" text:style-name="Internet_20_link" text:visited-style-name="Visited_20_Internet_20_Link"><text:span text:style-name="T2">original</text:span></text:a><text:span text:style-name="T1"> </text:span><text:a xlink:type="simple" xlink:href="https://www.facebook.com/hashtag/theme?source=feed_text&amp;story_id=10214269102179035" text:style-name="Internet_20_link" text:visited-style-name="Visited_20_Internet_20_Link"><text:span text:style-name="T3">#</text:span></text:a><text:a xlink:type="simple" xlink:href="https://www.facebook.com/hashtag/theme?source=feed_text&amp;story_id=10214269102179035" text:style-name="Internet_20_link" text:visited-style-name="Visited_20_Internet_20_Link"><text:span text:style-name="T2">theme</text:span></text:a><text:span text:style-name="T1"> I had in the download folder. And it’s work perfectly.<text:line-break/>So “DON’T PANIC, JUST REPLACE THE FUNCTIONS.PHP FILE IN THE THEMES WITH ORIGINAL CORRESPONDING THEME FILE”.<text:line-break/>THAT’S ALL YOU ARE DONE.<text:line-break/>Come back and thank 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9:07:54.581423085</meta:creation-date>
    <dc:date>2017-11-18T19:10:46.878886141</dc:date>
    <meta:editing-duration>PT2M56S</meta:editing-duration>
    <meta:editing-cycles>1</meta:editing-cycles>
    <meta:document-statistic meta:table-count="0" meta:image-count="0" meta:object-count="0" meta:page-count="1" meta:paragraph-count="2" meta:word-count="161" meta:character-count="1416" meta:non-whitespace-character-count="1257"/>
    <meta:generator>LibreOffice/5.1.6.2$Linux_X86_64 LibreOffice_project/10m0$Build-2</meta:generator>
  </office:meta>
</office:document-meta>
</file>